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text-indent="0in"/>
      <style:text-properties fo:font-weight="bold" style:font-weight-asian="bold" style:font-size-complex="14pt"/>
    </style:style>
    <style:style style:name="P3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4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5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6" style:parent-style-name="Standard" style:family="paragraph">
      <style:paragraph-properties fo:text-align="center" fo:text-indent="0in"/>
      <style:text-properties fo:font-weight="bold" style:font-weight-asian="bold" style:font-size-complex="14pt"/>
    </style:style>
    <style:style style:name="P7" style:parent-style-name="Standard" style:family="paragraph">
      <style:paragraph-properties fo:text-align="center" fo:text-indent="0in"/>
    </style:style>
    <style:style style:name="P8" style:parent-style-name="Standard" style:family="paragraph">
      <style:paragraph-properties fo:text-align="center" fo:text-indent="0in"/>
    </style:style>
    <style:style style:name="P9" style:parent-style-name="Standard" style:family="paragraph">
      <style:paragraph-properties fo:text-align="center" fo:text-indent="0in"/>
    </style:style>
    <style:style style:name="P10" style:parent-style-name="ImageCaption" style:family="paragraph">
      <style:paragraph-properties fo:keep-together="auto" fo:text-indent="0in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style:font-weight-complex="bold" fo:font-size="16pt" style:font-size-asian="16pt"/>
    </style:style>
    <style:style style:name="P12" style:parent-style-name="Standard" style:family="paragraph">
      <style:paragraph-properties fo:text-align="center" fo:text-indent="0in"/>
    </style:style>
    <style:style style:name="P13" style:parent-style-name="Standard" style:family="paragraph">
      <style:paragraph-properties fo:text-align="center" fo:text-indent="0in"/>
    </style:style>
    <style:style style:name="P14" style:parent-style-name="Standard" style:family="paragraph">
      <style:paragraph-properties fo:text-align="center" fo:text-indent="0in"/>
    </style:style>
    <style:style style:name="P15" style:parent-style-name="Standard" style:family="paragraph">
      <style:paragraph-properties fo:text-align="center" fo:text-indent="0in"/>
      <style:text-properties fo:font-weight="bold" style:font-weight-asian="bold"/>
    </style:style>
    <style:style style:name="P16" style:parent-style-name="Standard" style:family="paragraph">
      <style:paragraph-properties fo:text-align="center" fo:margin-left="0.25in" fo:text-indent="0in">
        <style:tab-stops/>
      </style:paragraph-properties>
    </style:style>
    <style:style style:name="T17" style:parent-style-name="Основнойшрифтабзаца" style:family="text">
      <style:text-properties fo:font-weight="bold" style:font-weight-asian="bold" style:font-size-complex="14pt"/>
    </style:style>
    <style:style style:name="T1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0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center" fo:text-indent="0in"/>
    </style:style>
    <style:style style:name="P29" style:parent-style-name="Standard" style:family="paragraph">
      <style:paragraph-properties fo:text-align="center" fo:text-indent="0in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 fo:text-indent="0in"/>
    </style:style>
    <style:style style:name="T32" style:parent-style-name="Основнойшрифтабзаца" style:family="text">
      <style:text-properties style:font-size-complex="14pt"/>
    </style:style>
    <style:style style:name="T33" style:parent-style-name="Основнойшрифтабзаца" style:family="text">
      <style:text-properties style:font-size-complex="14pt"/>
    </style:style>
    <style:style style:name="P34" style:parent-style-name="Ненумеревонныйпервый" style:family="paragraph">
      <style:text-properties fo:language="uk" fo:country="UA"/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T36" style:parent-style-name="Основнойшрифтабзаца" style:family="text">
      <style:text-properties style:font-name="Calibri" fo:font-weight="normal" style:font-weight-asian="normal" style:font-weight-complex="normal" fo:text-transform="none" fo:font-size="11pt" style:font-size-asian="11pt" style:font-size-complex="11pt" style:language-asian="uk" style:country-asian="UA"/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T38" style:parent-style-name="Основнойшрифтабзаца" style:family="text">
      <style:text-properties style:font-name="Calibri" fo:font-weight="normal" style:font-weight-asian="normal" style:font-weight-complex="normal" fo:text-transform="none" fo:font-size="11pt" style:font-size-asian="11pt" style:font-size-complex="11pt" style:language-asian="uk" style:country-asian="UA"/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T40" style:parent-style-name="Основнойшрифтабзаца" style:family="text">
      <style:text-properties style:font-name="Calibri" fo:font-weight="normal" style:font-weight-asian="normal" style:font-weight-complex="normal" fo:text-transform="none" fo:font-size="11pt" style:font-size-asian="11pt" style:font-size-complex="11pt" style:language-asian="uk" style:country-asian="UA"/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1.0694in"/>
          <style:tab-stop style:type="right" style:leader-style="dotted" style:leader-text="." style:position="6.6854in"/>
        </style:tab-stops>
      </style:paragraph-properties>
    </style:style>
    <style:style style:name="T42" style:parent-style-name="Основнойшрифтабзаца" style:family="text">
      <style:text-properties style:font-name="Calibri" fo:font-variant="normal" fo:font-size="11pt" style:font-size-asian="11pt" style:font-size-complex="11pt" style:language-asian="uk" style:country-asian="UA"/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1.0694in"/>
          <style:tab-stop style:type="right" style:leader-style="dotted" style:leader-text="." style:position="6.6854in"/>
        </style:tab-stops>
      </style:paragraph-properties>
    </style:style>
    <style:style style:name="T44" style:parent-style-name="Основнойшрифтабзаца" style:family="text">
      <style:text-properties style:font-name="Calibri" fo:font-variant="normal" fo:font-size="11pt" style:font-size-asian="11pt" style:font-size-complex="11pt" style:language-asian="uk" style:country-asian="UA"/>
    </style:style>
    <style:style style:name="P45" style:parent-style-name="Contents3" style:family="paragraph">
      <style:paragraph-properties>
        <style:tab-stops>
          <style:tab-stop style:type="right" style:leader-style="dotted" style:leader-text="." style:position="1.3673in"/>
          <style:tab-stop style:type="right" style:leader-style="dotted" style:leader-text="." style:position="6.6854in"/>
        </style:tab-stops>
      </style:paragraph-properties>
    </style:style>
    <style:style style:name="T46" style:parent-style-name="Основнойшрифтабзаца" style:family="text">
      <style:text-properties style:font-name="Calibri" fo:font-style="normal" style:font-style-asian="normal" style:font-style-complex="normal" fo:font-size="11pt" style:font-size-asian="11pt" style:font-size-complex="11pt" style:language-asian="uk" style:country-asian="UA"/>
    </style:style>
    <style:style style:name="P47" style:parent-style-name="Contents3" style:family="paragraph">
      <style:paragraph-properties>
        <style:tab-stops>
          <style:tab-stop style:type="right" style:leader-style="dotted" style:leader-text="." style:position="1.3673in"/>
          <style:tab-stop style:type="right" style:leader-style="dotted" style:leader-text="." style:position="6.6854in"/>
        </style:tab-stops>
      </style:paragraph-properties>
    </style:style>
    <style:style style:name="T48" style:parent-style-name="Основнойшрифтабзаца" style:family="text">
      <style:text-properties style:font-name="Calibri" fo:font-style="normal" style:font-style-asian="normal" style:font-style-complex="normal" fo:font-size="11pt" style:font-size-asian="11pt" style:font-size-complex="11pt" style:language-asian="uk" style:country-asian="UA"/>
    </style:style>
    <style:style style:name="P49" style:parent-style-name="Contents2" style:family="paragraph">
      <style:paragraph-properties>
        <style:tab-stops>
          <style:tab-stop style:type="right" style:leader-style="dotted" style:leader-text="." style:position="1.0694in"/>
          <style:tab-stop style:type="right" style:leader-style="dotted" style:leader-text="." style:position="6.6854in"/>
        </style:tab-stops>
      </style:paragraph-properties>
    </style:style>
    <style:style style:name="T50" style:parent-style-name="Основнойшрифтабзаца" style:family="text">
      <style:text-properties style:font-name="Calibri" fo:font-variant="normal" fo:font-size="11pt" style:font-size-asian="11pt" style:font-size-complex="11pt" style:language-asian="uk" style:country-asian="UA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0.8333in"/>
          <style:tab-stop style:type="right" style:leader-style="dotted" style:leader-text="." style:position="6.6854in"/>
        </style:tab-stops>
      </style:paragraph-properties>
    </style:style>
    <style:style style:name="T53" style:parent-style-name="Основнойшрифтабзаца" style:family="text">
      <style:text-properties fo:font-weight="bold" style:font-weight-asian="bold"/>
    </style:style>
    <style:style style:name="T54" style:parent-style-name="Основнойшрифтабзаца" style:family="text">
      <style:text-properties fo:font-weight="bold" style:font-weight-asian="bold"/>
    </style:style>
    <style:style style:name="T55" style:parent-style-name="Основнойшрифтабзаца" style:family="text">
      <style:text-properties fo:font-weight="bold" style:font-weight-asian="bold"/>
    </style:style>
    <style:style style:name="T56" style:parent-style-name="Основнойшрифтабзаца" style:family="text">
      <style:text-properties fo:font-weight="bold" style:font-weight-asian="bold"/>
    </style:style>
    <style:style style:name="T57" style:parent-style-name="Основнойшрифтабзаца" style:family="text">
      <style:text-properties fo:font-weight="bold" style:font-weight-asian="bold"/>
    </style:style>
    <style:style style:name="T58" style:parent-style-name="Основнойшрифтабзаца" style:family="text">
      <style:text-properties fo:font-weight="bold" style:font-weight-asian="bold"/>
    </style:style>
    <style:style style:name="P59" style:parent-style-name="Абзацсписка" style:family="paragraph">
      <style:paragraph-properties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60" style:parent-style-name="Абзацсписка" style:family="paragraph">
      <style:paragraph-properties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61" style:parent-style-name="Абзацсписка" style:family="paragraph">
      <style:paragraph-properties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62" style:parent-style-name="Абзацсписка" style:family="paragraph">
      <style:paragraph-properties fo:line-height="150%" fo:margin-left="0in" fo:text-indent="0.4923in">
        <style:tab-stops/>
      </style:paragraph-properties>
      <style:text-properties fo:font-size="14pt" style:font-size-asian="14pt" style:font-size-complex="14pt"/>
    </style:style>
    <style:style style:name="P63" style:parent-style-name="Standard" style:family="paragraph">
      <style:text-properties fo:font-weight="bold" style:font-weight-asian="bold"/>
    </style:style>
    <style:style style:name="P64" style:parent-style-name="Standard" style:family="paragraph">
      <style:paragraph-properties fo:margin-left="0in" fo:text-indent="0.4923in">
        <style:tab-stops>
          <style:tab-stop style:type="left" style:position="0.2958in"/>
        </style:tab-stops>
      </style:paragraph-properties>
    </style:style>
    <style:style style:name="T65" style:parent-style-name="Основнойшрифтабзаца" style:family="text">
      <style:text-properties fo:font-weight="bold" style:font-weight-asian="bold"/>
    </style:style>
    <style:style style:name="P66" style:parent-style-name="Standard" style:family="paragraph">
      <style:text-properties fo:font-weight="bold" style:font-weight-asian="bold"/>
    </style:style>
    <style:style style:name="P67" style:parent-style-name="Standard" style:family="paragraph">
      <style:paragraph-properties fo:margin-left="0in" fo:text-indent="0.4923in">
        <style:tab-stops>
          <style:tab-stop style:type="left" style:position="0.2958in"/>
        </style:tab-stops>
      </style:paragraph-properties>
    </style:style>
    <style:style style:name="T68" style:parent-style-name="Основнойшрифтабзаца" style:family="text">
      <style:text-properties fo:font-weight="bold" style:font-weight-asian="bold"/>
    </style:style>
    <style:style style:name="P69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0" style:parent-style-name="Основнойшрифтабзаца" style:family="text">
      <style:text-properties fo:font-weight="bold" style:font-weight-asian="bold"/>
    </style:style>
    <style:style style:name="T71" style:parent-style-name="Основнойшрифтабзаца" style:family="text">
      <style:text-properties fo:font-weight="bold" style:font-weight-asian="bold"/>
    </style:style>
    <style:style style:name="P72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3" style:parent-style-name="Основнойшрифтабзаца" style:family="text">
      <style:text-properties fo:font-weight="bold" style:font-weight-asian="bold"/>
    </style:style>
    <style:style style:name="P74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5" style:parent-style-name="Основнойшрифтабзаца" style:family="text">
      <style:text-properties fo:font-weight="bold" style:font-weight-asian="bold"/>
    </style:style>
    <style:style style:name="P76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7" style:parent-style-name="Основнойшрифтабзаца" style:family="text">
      <style:text-properties fo:font-weight="bold" style:font-weight-asian="bold"/>
    </style:style>
    <style:style style:name="P78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79" style:parent-style-name="Основнойшрифтабзаца" style:family="text">
      <style:text-properties fo:font-weight="bold" style:font-weight-asian="bold"/>
    </style:style>
    <style:style style:name="P80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1" style:parent-style-name="Основнойшрифтабзаца" style:family="text">
      <style:text-properties fo:font-weight="bold" style:font-weight-asian="bold"/>
    </style:style>
    <style:style style:name="P82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3" style:parent-style-name="Основнойшрифтабзаца" style:family="text">
      <style:text-properties fo:font-weight="bold" style:font-weight-asian="bold"/>
    </style:style>
    <style:style style:name="P84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5" style:parent-style-name="Основнойшрифтабзаца" style:family="text">
      <style:text-properties fo:font-weight="bold" style:font-weight-asian="bold"/>
    </style:style>
    <style:style style:name="P86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7" style:parent-style-name="Основнойшрифтабзаца" style:family="text">
      <style:text-properties fo:font-weight="bold" style:font-weight-asian="bold"/>
    </style:style>
    <style:style style:name="P88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89" style:parent-style-name="Основнойшрифтабзаца" style:family="text">
      <style:text-properties fo:font-weight="bold" style:font-weight-asian="bold"/>
    </style:style>
    <style:style style:name="P90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1" style:parent-style-name="Основнойшрифтабзаца" style:family="text">
      <style:text-properties fo:font-weight="bold" style:font-weight-asian="bold"/>
    </style:style>
    <style:style style:name="P92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3" style:parent-style-name="Основнойшрифтабзаца" style:family="text">
      <style:text-properties fo:font-weight="bold" style:font-weight-asian="bold"/>
    </style:style>
    <style:style style:name="P94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5" style:parent-style-name="Основнойшрифтабзаца" style:family="text">
      <style:text-properties fo:font-weight="bold" style:font-weight-asian="bold"/>
    </style:style>
    <style:style style:name="P96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7" style:parent-style-name="Основнойшрифтабзаца" style:family="text">
      <style:text-properties fo:font-weight="bold" style:font-weight-asian="bold"/>
    </style:style>
    <style:style style:name="P98" style:parent-style-name="Standard" style:family="paragraph">
      <style:paragraph-properties fo:text-align="start" fo:margin-left="0in" fo:text-indent="0.4923in">
        <style:tab-stops>
          <style:tab-stop style:type="left" style:position="0.2958in"/>
        </style:tab-stops>
      </style:paragraph-properties>
    </style:style>
    <style:style style:name="T99" style:parent-style-name="Основнойшрифтабзаца" style:family="text">
      <style:text-properties fo:font-weight="bold" style:font-weight-asian="bold"/>
    </style:style>
    <style:style style:name="TableColumn101" style:family="table-column">
      <style:table-column-properties style:column-width="0.3402in" style:use-optimal-column-width="false"/>
    </style:style>
    <style:style style:name="TableColumn102" style:family="table-column">
      <style:table-column-properties style:column-width="1.2597in" style:use-optimal-column-width="false"/>
    </style:style>
    <style:style style:name="TableColumn103" style:family="table-column">
      <style:table-column-properties style:column-width="1.4666in" style:use-optimal-column-width="false"/>
    </style:style>
    <style:style style:name="TableColumn104" style:family="table-column">
      <style:table-column-properties style:column-width="1.2069in" style:use-optimal-column-width="false"/>
    </style:style>
    <style:style style:name="TableColumn105" style:family="table-column">
      <style:table-column-properties style:column-width="1.2076in" style:use-optimal-column-width="false"/>
    </style:style>
    <style:style style:name="TableColumn106" style:family="table-column">
      <style:table-column-properties style:column-width="1.2041in" style:use-optimal-column-width="false"/>
    </style:style>
    <style:style style:name="Table100" style:family="table">
      <style:table-properties style:width="6.6854in" style:rel-width="100%" fo:margin-left="-0.075in" table:align="left"/>
    </style:style>
    <style:style style:name="TableRow107" style:family="table-row">
      <style:table-row-properties style:min-row-height="0.1125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Тексттаблицы" style:family="paragraph">
      <style:paragraph-properties fo:widows="0" fo:orphans="0"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widows="0" fo:orphans="0" fo:text-align="center" fo:text-indent="0in"/>
      <style:text-properties fo:font-weight="bold" style:font-weight-asian="bold"/>
    </style:style>
    <style:style style:name="TableRow120" style:family="table-row">
      <style:table-row-properties style:min-row-height="0.1125in"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widows="0" fo:orphans="0" fo:text-indent="0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widows="0" fo:orphans="0" fo:text-indent="0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text-indent="0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text-indent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widows="0" fo:orphans="0" fo:text-indent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widows="0" fo:orphans="0" fo:text-indent="0in"/>
    </style:style>
    <style:style style:name="P133" style:parent-style-name="Заголовок2" style:family="paragraph"/>
    <style:style style:name="P134" style:parent-style-name="Standard" style:family="paragraph">
      <style:text-properties style:font-name="Courier New" fo:font-size="10pt" style:font-size-asian="10pt" style:font-size-complex="10pt"/>
    </style:style>
    <style:style style:name="P135" style:parent-style-name="Standard" style:family="paragraph">
      <style:text-properties style:font-name="Courier New" fo:font-size="10pt" style:font-size-asian="10pt" style:font-size-complex="10pt"/>
    </style:style>
    <style:style style:name="P136" style:parent-style-name="Standard" style:family="paragraph">
      <style:text-properties style:font-name="Courier New" fo:font-size="10pt" style:font-size-asian="10pt" style:font-size-complex="10pt"/>
    </style:style>
    <style:style style:name="P137" style:parent-style-name="Standard" style:family="paragraph">
      <style:text-properties style:font-name="Courier New" fo:font-size="10pt" style:font-size-asian="10pt" style:font-size-complex="10pt"/>
    </style:style>
    <style:style style:name="P138" style:parent-style-name="Standard" style:family="paragraph">
      <style:text-properties style:font-name="Courier New" fo:font-size="10pt" style:font-size-asian="10pt" style:font-size-complex="10pt"/>
    </style:style>
    <style:style style:name="P139" style:parent-style-name="Standard" style:family="paragraph">
      <style:text-properties style:font-name="Courier New" fo:font-size="10pt" style:font-size-asian="10pt" style:font-size-complex="10pt"/>
    </style:style>
    <style:style style:name="P140" style:parent-style-name="Standard" style:family="paragraph">
      <style:text-properties style:font-name="Courier New" fo:font-size="10pt" style:font-size-asian="10pt" style:font-size-complex="10pt"/>
    </style:style>
    <style:style style:name="P141" style:parent-style-name="Standard" style:family="paragraph">
      <style:text-properties style:font-name="Courier New" fo:font-size="10pt" style:font-size-asian="10pt" style:font-size-complex="10pt"/>
    </style:style>
    <style:style style:name="P142" style:parent-style-name="Standard" style:family="paragraph">
      <style:text-properties style:font-name="Courier New" fo:font-size="10pt" style:font-size-asian="10pt" style:font-size-complex="10pt"/>
    </style:style>
    <style:style style:name="P143" style:parent-style-name="Standard" style:family="paragraph">
      <style:text-properties style:font-name="Courier New" fo:font-size="10pt" style:font-size-asian="10pt" style:font-size-complex="10pt"/>
    </style:style>
    <style:style style:name="P144" style:parent-style-name="Standard" style:family="paragraph">
      <style:text-properties style:font-name="Courier New" fo:font-size="10pt" style:font-size-asian="10pt" style:font-size-complex="10pt"/>
    </style:style>
    <style:style style:name="P145" style:parent-style-name="Standard" style:family="paragraph">
      <style:text-properties style:font-name="Courier New" fo:font-size="10pt" style:font-size-asian="10pt" style:font-size-complex="10pt"/>
    </style:style>
    <style:style style:name="P146" style:parent-style-name="Standard" style:family="paragraph">
      <style:text-properties style:font-name="Courier New" fo:font-size="10pt" style:font-size-asian="10pt" style:font-size-complex="10pt"/>
    </style:style>
    <style:style style:name="P147" style:parent-style-name="Standard" style:family="paragraph">
      <style:text-properties style:font-name="Courier New" fo:font-size="10pt" style:font-size-asian="10pt" style:font-size-complex="10pt"/>
    </style:style>
    <style:style style:name="T148" style:parent-style-name="Основнойшрифтабзаца" style:family="text">
      <style:text-properties style:font-name="Courier New" fo:font-size="10pt" style:font-size-asian="10pt" style:font-size-complex="10pt"/>
    </style:style>
    <style:style style:name="T149" style:parent-style-name="Основнойшрифтабзаца" style:family="text">
      <style:text-properties style:font-name="Courier New" fo:font-size="10pt" style:font-size-asian="10pt" style:font-size-complex="10pt"/>
    </style:style>
    <style:style style:name="T15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51" style:parent-style-name="Основнойшрифтабзаца" style:family="text">
      <style:text-properties style:font-name="Courier New" fo:font-size="10pt" style:font-size-asian="10pt" style:font-size-complex="10pt"/>
    </style:style>
    <style:style style:name="P152" style:parent-style-name="Standard" style:family="paragraph">
      <style:text-properties style:font-name="Courier New" fo:font-size="10pt" style:font-size-asian="10pt" style:font-size-complex="10pt"/>
    </style:style>
    <style:style style:name="P153" style:parent-style-name="Standard" style:family="paragraph">
      <style:text-properties style:font-name="Courier New" fo:font-size="10pt" style:font-size-asian="10pt" style:font-size-complex="10pt"/>
    </style:style>
    <style:style style:name="P154" style:parent-style-name="Standard" style:family="paragraph">
      <style:paragraph-properties fo:margin-left="0.9847in" fo:text-indent="0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55" style:parent-style-name="Standard" style:family="paragraph">
      <style:paragraph-properties fo:margin-left="0.9847in" fo:text-indent="0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fo:font-size="10pt" style:font-size-asian="10pt" style:font-size-complex="10pt"/>
    </style:style>
    <style:style style:name="T157" style:parent-style-name="Основнойшрифтабзаца" style:family="text">
      <style:text-properties style:font-name="Courier New" fo:font-size="10pt" style:font-size-asian="10pt" style:font-size-complex="10pt"/>
    </style:style>
    <style:style style:name="T158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fo:font-size="10pt" style:font-size-asian="10pt" style:font-size-complex="10pt"/>
    </style:style>
    <style:style style:name="T16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61" style:parent-style-name="Основнойшрифтабзаца" style:family="text">
      <style:text-properties style:font-name="Courier New" fo:font-size="10pt" style:font-size-asian="10pt" style:font-size-complex="10pt"/>
    </style:style>
    <style:style style:name="T162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P163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64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65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66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67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P168" style:parent-style-name="Standard" style:family="paragraph">
      <style:text-properties style:font-name="Courier New" fo:font-size="10pt" style:font-size-asian="10pt" style:font-size-complex="10pt" fo:language="en" fo:country="US"/>
    </style:style>
    <style:style style:name="T169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T170" style:parent-style-name="Основнойшрифтабзаца" style:family="text">
      <style:text-properties style:font-name="Courier New" fo:font-size="10pt" style:font-size-asian="10pt" style:font-size-complex="10pt" fo:language="en" fo:country="US"/>
    </style:style>
    <style:style style:name="P171" style:parent-style-name="Обычный" style:family="paragraph">
      <style:paragraph-properties fo:break-before="page"/>
    </style:style>
    <style:style style:name="P172" style:parent-style-name="Заголовок2" style:family="paragraph"/>
    <style:style style:name="P173" style:parent-style-name="Заголовок3" style:family="paragraph"/>
    <style:style style:name="P174" style:parent-style-name="Кодисх" style:family="paragraph">
      <style:text-properties fo:background-color="#FFFF00"/>
    </style:style>
    <style:style style:name="P175" style:parent-style-name="Кодисх" style:family="paragraph">
      <style:text-properties fo:background-color="#FFFF00"/>
    </style:style>
    <style:style style:name="P176" style:parent-style-name="Кодисх" style:family="paragraph">
      <style:text-properties fo:background-color="#FFFF00"/>
    </style:style>
    <style:style style:name="P177" style:parent-style-name="Кодисх" style:family="paragraph">
      <style:text-properties fo:background-color="#FFFF00"/>
    </style:style>
    <style:style style:name="T178" style:parent-style-name="Основнойшрифтабзаца" style:family="text">
      <style:text-properties fo:background-color="#FFFF00"/>
    </style:style>
    <style:style style:name="T179" style:parent-style-name="Основнойшрифтабзаца" style:family="text">
      <style:text-properties fo:font-size="12pt" style:font-size-asian="12pt" fo:background-color="#FFFF00"/>
    </style:style>
    <style:style style:name="T180" style:parent-style-name="Основнойшрифтабзаца" style:family="text">
      <style:text-properties fo:background-color="#FFFF00"/>
    </style:style>
    <style:style style:name="T181" style:parent-style-name="Основнойшрифтабзаца" style:family="text">
      <style:text-properties fo:font-size="12pt" style:font-size-asian="12pt" fo:background-color="#FFFF00"/>
    </style:style>
    <style:style style:name="T182" style:parent-style-name="Основнойшрифтабзаца" style:family="text">
      <style:text-properties fo:background-color="#FFFF00"/>
    </style:style>
    <style:style style:name="P183" style:parent-style-name="Кодисх" style:family="paragraph">
      <style:text-properties fo:font-size="12pt" style:font-size-asian="12pt" fo:background-color="#FFFF00"/>
    </style:style>
    <style:style style:name="P184" style:parent-style-name="Standard" style:family="paragraph">
      <style:text-properties fo:background-color="#FFFF00"/>
    </style:style>
    <style:style style:name="P185" style:parent-style-name="Заголовок3" style:family="paragraph"/>
    <style:style style:name="P186" style:parent-style-name="Standard" style:family="paragraph">
      <style:paragraph-properties fo:text-align="center" fo:text-indent="0in"/>
    </style:style>
    <style:style style:name="P187" style:parent-style-name="Standard" style:family="paragraph">
      <style:paragraph-properties fo:text-align="center" fo:text-indent="0in"/>
    </style:style>
    <style:style style:name="P188" style:parent-style-name="Заголовок2" style:family="paragraph"/>
    <style:style style:name="T189" style:parent-style-name="Основнойшрифтабзаца" style:family="text">
      <style:text-properties fo:background-color="#FFFF00"/>
    </style:style>
    <style:style style:name="T190" style:parent-style-name="Основнойшрифтабзаца" style:family="text">
      <style:text-properties fo:background-color="#FFFF00"/>
    </style:style>
    <style:style style:name="P191" style:parent-style-name="Standard" style:family="paragraph">
      <style:paragraph-properties fo:text-align="start" fo:margin-bottom="0.1388in" fo:line-height="115%" fo:text-indent="0in"/>
    </style:style>
    <style:style style:name="P192" style:parent-style-name="Standard" style:family="paragraph">
      <style:paragraph-properties fo:break-before="page"/>
    </style:style>
    <style:style style:name="TableColumn194" style:family="table-column">
      <style:table-column-properties style:column-width="1.6805in" style:use-optimal-column-width="false"/>
    </style:style>
    <style:style style:name="TableColumn195" style:family="table-column">
      <style:table-column-properties style:column-width="1.2909in" style:use-optimal-column-width="false"/>
    </style:style>
    <style:style style:name="TableColumn196" style:family="table-column">
      <style:table-column-properties style:column-width="1.2375in" style:use-optimal-column-width="false"/>
    </style:style>
    <style:style style:name="TableColumn197" style:family="table-column">
      <style:table-column-properties style:column-width="1.2805in" style:use-optimal-column-width="false"/>
    </style:style>
    <style:style style:name="TableColumn198" style:family="table-column">
      <style:table-column-properties style:column-width="1.3527in" style:use-optimal-column-width="false"/>
    </style:style>
    <style:style style:name="Table193" style:family="table">
      <style:table-properties style:width="6.8423in" fo:margin-left="-0.075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widows="0" fo:orphans="0" fo:text-indent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widows="0" fo:orphans="0" fo:text-indent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text-indent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 fo:text-indent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 fo:text-indent="0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widows="0" fo:orphans="0" fo:text-indent="0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widows="0" fo:orphans="0" fo:text-indent="0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widows="0" fo:orphans="0" fo:text-indent="0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widows="0" fo:orphans="0" fo:text-indent="0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widows="0" fo:orphans="0" fo:text-indent="0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text-indent="0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widows="0" fo:orphans="0" fo:text-indent="0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widows="0" fo:orphans="0" fo:text-indent="0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widows="0" fo:orphans="0" fo:text-indent="0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widows="0" fo:orphans="0" fo:text-indent="0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 fo:text-indent="0in"/>
      <style:text-properties fo:background-color="#FFFF00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text-indent="0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widows="0" fo:orphans="0" fo:text-indent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widows="0" fo:orphans="0" fo:text-indent="0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text-indent="0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text-indent="0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text-indent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widows="0" fo:orphans="0" fo:text-indent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widows="0" fo:orphans="0" fo:text-indent="0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widows="0" fo:orphans="0" fo:text-indent="0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widows="0" fo:orphans="0" fo:text-indent="0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text-indent="0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text-indent="0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text-indent="0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0" fo:orphans="0" fo:text-indent="0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 fo:text-indent="0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text-indent="0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text-indent="0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text-indent="0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text-indent="0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 fo:text-indent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widows="0" fo:orphans="0" fo:text-indent="0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widows="0" fo:orphans="0" fo:text-indent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widows="0" fo:orphans="0" fo:text-indent="0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text-indent="0in"/>
    </style:style>
    <style:style style:name="T287" style:parent-style-name="Основнойшрифтабзаца" style:family="text">
      <style:text-properties fo:background-color="#FFFF00"/>
    </style:style>
    <style:style style:name="T288" style:parent-style-name="Основнойшрифтабзаца" style:family="text">
      <style:text-properties fo:background-color="#FFFF00"/>
    </style:style>
    <style:style style:name="P289" style:parent-style-name="Standard" style:family="paragraph">
      <style:paragraph-properties fo:break-before="page"/>
    </style:style>
    <style:style style:name="T290" style:parent-style-name="Основнойшрифтабзаца" style:family="text">
      <style:text-properties fo:background-color="#FFFF00"/>
    </style:style>
    <style:style style:name="T291" style:parent-style-name="Основнойшрифтабзаца" style:family="text">
      <style:text-properties fo:background-color="#FFFF00"/>
    </style:style>
    <style:style style:name="TableColumn293" style:family="table-column">
      <style:table-column-properties style:column-width="1.6805in" style:use-optimal-column-width="false"/>
    </style:style>
    <style:style style:name="TableColumn294" style:family="table-column">
      <style:table-column-properties style:column-width="1.2909in" style:use-optimal-column-width="false"/>
    </style:style>
    <style:style style:name="TableColumn295" style:family="table-column">
      <style:table-column-properties style:column-width="1.2375in" style:use-optimal-column-width="false"/>
    </style:style>
    <style:style style:name="TableColumn296" style:family="table-column">
      <style:table-column-properties style:column-width="1.2805in" style:use-optimal-column-width="false"/>
    </style:style>
    <style:style style:name="TableColumn297" style:family="table-column">
      <style:table-column-properties style:column-width="1.3527in" style:use-optimal-column-width="false"/>
    </style:style>
    <style:style style:name="Table292" style:family="table">
      <style:table-properties style:width="6.8423in" fo:margin-left="-0.075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widows="0" fo:orphans="0" fo:text-indent="0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widows="0" fo:orphans="0" fo:text-indent="0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text-indent="0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0" fo:orphans="0" fo:text-indent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widows="0" fo:orphans="0" fo:text-indent="0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widows="0" fo:orphans="0" fo:text-indent="0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widows="0" fo:orphans="0" fo:text-indent="0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widows="0" fo:orphans="0" fo:text-indent="0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0" fo:orphans="0" fo:text-indent="0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widows="0" fo:orphans="0" fo:text-indent="0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widows="0" fo:orphans="0" fo:text-indent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widows="0" fo:orphans="0" fo:text-indent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widows="0" fo:orphans="0" fo:text-indent="0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widows="0" fo:orphans="0" fo:text-indent="0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text-indent="0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0" fo:orphans="0" fo:text-indent="0in"/>
      <style:text-properties fo:background-color="#FFFF00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widows="0" fo:orphans="0" fo:text-indent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widows="0" fo:orphans="0" fo:text-indent="0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widows="0" fo:orphans="0" fo:text-indent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widows="0" fo:orphans="0" fo:text-indent="0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widows="0" fo:orphans="0" fo:text-indent="0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0" fo:orphans="0" fo:text-indent="0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widows="0" fo:orphans="0" fo:text-indent="0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widows="0" fo:orphans="0" fo:text-indent="0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0" fo:orphans="0" fo:text-indent="0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widows="0" fo:orphans="0" fo:text-indent="0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widows="0" fo:orphans="0" fo:text-indent="0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widows="0" fo:orphans="0" fo:text-indent="0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widows="0" fo:orphans="0" fo:text-indent="0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widows="0" fo:orphans="0" fo:text-indent="0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widows="0" fo:orphans="0" fo:text-indent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widows="0" fo:orphans="0" fo:text-indent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widows="0" fo:orphans="0" fo:text-indent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widows="0" fo:orphans="0" fo:text-indent="0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widows="0" fo:orphans="0" fo:text-indent="0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widows="0" fo:orphans="0" fo:text-indent="0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widows="0" fo:orphans="0" fo:text-indent="0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widows="0" fo:orphans="0" fo:text-indent="0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widows="0" fo:orphans="0" fo:text-indent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widows="0" fo:orphans="0" fo:text-indent="0in"/>
    </style:style>
    <style:style style:name="T386" style:parent-style-name="Основнойшрифтабзаца" style:family="text">
      <style:text-properties fo:background-color="#FFFF00"/>
    </style:style>
    <style:style style:name="P387" style:parent-style-name="Standard" style:family="paragraph">
      <style:paragraph-properties fo:margin-left="0.4923in" fo:text-indent="0in">
        <style:tab-stops/>
      </style:paragraph-properties>
    </style:style>
    <style:style style:name="P388" style:parent-style-name="Standard" style:family="paragraph">
      <style:paragraph-properties fo:margin-left="0.4923in" fo:text-indent="0in">
        <style:tab-stops/>
      </style:paragraph-properties>
    </style:style>
    <style:style style:name="P389" style:parent-style-name="Standard" style:family="paragraph">
      <style:paragraph-properties fo:margin-left="0.4923in" fo:text-indent="0in">
        <style:tab-stops/>
      </style:paragraph-properties>
    </style:style>
    <style:style style:name="P390" style:parent-style-name="Standard" style:family="paragraph">
      <style:paragraph-properties fo:margin-left="0.4923in" fo:text-indent="0in">
        <style:tab-stops/>
      </style:paragraph-properties>
    </style:style>
  </office:automatic-styles>
  <office:body>
    <office:text text:use-soft-page-breaks="true">
      <text:p text:style-name="P1"><text:bookmark-start text:name="_Toc104959485"/>Міністерство освіти і науки України</text:p>
      <text:p text:style-name="P3">Національний технічний університет України «Київський політехнічний інститут імені Ігоря Сікорського"</text:p>
      <text:p text:style-name="P4">Факультет інформатики та обчислювальної техніки</text:p>
      <text:p text:style-name="P5"/>
      <text:p text:style-name="P6">Кафедра інформатики та програмної<text:s/>інженерії</text:p>
      <text:p text:style-name="P7"/>
      <text:p text:style-name="P8"/>
      <text:p text:style-name="P9"/>
      <text:p text:style-name="P10"/>
      <text:p text:style-name="P11">Звіт</text:p>
      <text:p text:style-name="P12"/>
      <text:p text:style-name="P13">з лабораторної роботи <text:s/>№ 1 з дисципліни</text:p>
      <text:p text:style-name="P14">«Проектування алгоритмів»</text:p>
      <text:p text:style-name="P15"/>
      <text:p text:style-name="P16"><text:span text:style-name="T17">«</text:span><text:span text:style-name="T18">Неінформативний, інформативний та локальний пошук</text:span><text:span text:style-name="T19">»</text:span></text:p>
      <text:p text:style-name="Standard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Київ 202</text:span><text:span text:style-name="T33">1</text:span></text:p>
      <text:soft-page-break/>
      <text:p text:style-name="P34">Зміст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<text:a xlink:href="#_Toc81070688" office:target-frame-name="_top" xlink:show="replace">1</text:a><text:a xlink:href="#_Toc81070688" office:target-frame-name="_top" xlink:show="replace"><text:span text:style-name="T36"><text:tab/></text:span></text:a><text:a xlink:href="#_Toc81070688" office:target-frame-name="_top" xlink:show="replace">Мета лабораторної роботи</text:a><text:a xlink:href="#_Toc81070688" office:target-frame-name="_top" xlink:show="replace"><text:tab/>3</text:a></text:p>
          <text:p text:style-name="P37"><text:a xlink:href="#_Toc81070689" office:target-frame-name="_top" xlink:show="replace">2</text:a><text:a xlink:href="#_Toc81070689" office:target-frame-name="_top" xlink:show="replace"><text:span text:style-name="T38"><text:tab/></text:span></text:a><text:a xlink:href="#_Toc81070689" office:target-frame-name="_top" xlink:show="replace">ЗаВдання</text:a><text:a xlink:href="#_Toc81070689" office:target-frame-name="_top" xlink:show="replace"><text:tab/>4</text:a></text:p>
          <text:p text:style-name="P39"><text:a xlink:href="#_Toc81070690" office:target-frame-name="_top" xlink:show="replace">3</text:a><text:a xlink:href="#_Toc81070690" office:target-frame-name="_top" xlink:show="replace"><text:span text:style-name="T40"><text:tab/></text:span></text:a><text:a xlink:href="#_Toc81070690" office:target-frame-name="_top" xlink:show="replace">Виконання</text:a><text:a xlink:href="#_Toc81070690" office:target-frame-name="_top" xlink:show="replace"><text:tab/>8</text:a></text:p>
          <text:p text:style-name="P41"><text:a xlink:href="#_Toc81070691" office:target-frame-name="_top" xlink:show="replace">3.1</text:a><text:a xlink:href="#_Toc81070691" office:target-frame-name="_top" xlink:show="replace"><text:span text:style-name="T42"><text:tab/></text:span></text:a><text:a xlink:href="#_Toc81070691" office:target-frame-name="_top" xlink:show="replace">Псевдокод алгоритмів</text:a><text:a xlink:href="#_Toc81070691" office:target-frame-name="_top" xlink:show="replace"><text:tab/>8</text:a></text:p>
          <text:p text:style-name="P43"><text:a xlink:href="#_Toc81070692" office:target-frame-name="_top" xlink:show="replace">3.2</text:a><text:a xlink:href="#_Toc81070692" office:target-frame-name="_top" xlink:show="replace"><text:span text:style-name="T44"><text:tab/></text:span></text:a><text:a xlink:href="#_Toc81070692" office:target-frame-name="_top" xlink:show="replace">Програмна реалізація</text:a><text:a xlink:href="#_Toc81070692" office:target-frame-name="_top" xlink:show="replace"><text:tab/>8</text:a></text:p>
          <text:p text:style-name="P45"><text:a xlink:href="#_Toc81070693" office:target-frame-name="_top" xlink:show="replace">3.2.1</text:a><text:a xlink:href="#_Toc81070693" office:target-frame-name="_top" xlink:show="replace"><text:span text:style-name="T46"><text:tab/></text:span></text:a><text:a xlink:href="#_Toc81070693" office:target-frame-name="_top" xlink:show="replace">Вихідний<text:s/>код</text:a><text:a xlink:href="#_Toc81070693" office:target-frame-name="_top" xlink:show="replace"><text:tab/>8</text:a></text:p>
          <text:p text:style-name="P47"><text:a xlink:href="#_Toc81070694" office:target-frame-name="_top" xlink:show="replace">3.2.2</text:a><text:a xlink:href="#_Toc81070694" office:target-frame-name="_top" xlink:show="replace"><text:span text:style-name="T48"><text:tab/></text:span></text:a><text:a xlink:href="#_Toc81070694" office:target-frame-name="_top" xlink:show="replace">Приклади роботи</text:a><text:a xlink:href="#_Toc81070694" office:target-frame-name="_top" xlink:show="replace"><text:tab/>8</text:a></text:p>
          <text:p text:style-name="P49"><text:a xlink:href="#_Toc81070695" office:target-frame-name="_top" xlink:show="replace">3.3</text:a><text:a xlink:href="#_Toc81070695" office:target-frame-name="_top" xlink:show="replace"><text:span text:style-name="T50"><text:tab/></text:span></text:a><text:a xlink:href="#_Toc81070695" office:target-frame-name="_top" xlink:show="replace">Дослідження алгоритмів</text:a><text:a xlink:href="#_Toc81070695" office:target-frame-name="_top" xlink:show="replace"><text:tab/>8</text:a></text:p>
          <text:p text:style-name="P51"><text:a xlink:href="#_Toc81070696" office:target-frame-name="_top" xlink:show="replace">Висновок</text:a><text:a xlink:href="#_Toc81070696" office:target-frame-name="_top" xlink:show="replace"><text:tab/>11</text:a></text:p>
          <text:p text:style-name="P52"><text:a xlink:href="#_Toc81070697" office:target-frame-name="_top" xlink:show="replace">Критерії оцінювання</text:a><text:a xlink:href="#_Toc81070697" office:target-frame-name="_top" xlink:show="replace"><text:tab/>12</text:a></text:p>
        </text:index-body>
      </text:table-of-content>
      <text:p text:style-name="Standard"/>
      <text:p text:style-name="Standard"/>
      <text:h text:style-name="Заголовок1" text:outline-level="1"><text:bookmark-start text:name="_Toc367052495"/><text:bookmark-start text:name="_Toc457846370"/><text:bookmark-start text:name="_Toc459302747"/><text:bookmark-start text:name="_Toc459302947"/><text:bookmark-start text:name="_Toc509035762"/><text:bookmark-start text:name="_Toc509035898"/><text:bookmark-start text:name="_Toc81070688"/><text:bookmark-end text:name="_Toc104959485"/><text:soft-page-break/>Мета лаборатор<text:bookmark-end text:name="_Toc367052495"/><text:bookmark-end text:name="_Toc457846370"/><text:bookmark-end text:name="_Toc459302747"/><text:bookmark-end text:name="_Toc459302947"/><text:bookmark-end text:name="_Toc509035762"/><text:bookmark-end text:name="_Toc509035898"/>ної роботи<text:bookmark-end text:name="_Toc81070688"/></text:h>
      <text:p text:style-name="Standard"><text:bookmark-start text:name="_Toc509035763"/><text:bookmark-start text:name="_Toc509035899"/>Мета роботи – розглянути та дослідити алгоритми неінформативного, інформативного та локального пошуку. Провести порівняльний аналіз ефективності використання алгоритмів.</text:p>
      <text:p text:style-name="Standard"/>
      <text:h text:style-name="Заголовок1" text:outline-level="1"><text:bookmark-start text:name="_Toc81070689"/><text:soft-page-break/>За<text:bookmark-end text:name="_Toc509035763"/><text:bookmark-end text:name="_Toc509035899"/>Вдання<text:bookmark-end text:name="_Toc81070689"/></text:h>
      <text:p text:style-name="Standard">Записати алгоритм розв’язання задачі у вигляді псевдокоду, відповідно до варіанту (таблиця 2.1).</text:p>
      <text:p text:style-name="Standard">Реалізувати програму, яка розв’язує поставлену задачу згідно варіанту (таблиця 2.1) за допомогою алгоритму неінформативного пошуку<text:s/><text:span text:style-name="T53">АНП</text:span>, алгоритму інформативного пошуку<text:s/><text:span text:style-name="T54">АІП,</text:span><text:span text:style-name="T55"><text:s/></text:span>що використовує задану евристичну функцію Func, або алгоритму локального пошуку<text:s/><text:span text:style-name="T56">АЛП та бектрекінгу,<text:s/></text:span>що використовує задану евристичну функцію Func.</text:p>
      <text:p text:style-name="Standard">Програму реалізувати на довільній мові програмування.</text:p>
      <text:p text:style-name="Standard"><text:span text:style-name="T57">Увага!<text:s/></text:span>Алгоритм<text:s/>неінформативного<text:s/>пошуку<text:s/><text:span text:style-name="T58">АНП,</text:span><text:s/>реалізовується за принципом «AS IS», тобто так, як є, без додаткових модифікацій (таких як перевірка циклів, наприклад).</text:p>
      <text:p text:style-name="Standard">Провести серію експериментів для вивчення ефективності роботи алгоритмів. Кожний експеримент повинен відрізнятись початковим станом. Серія повинна містити не менше 20 експериментів для кожного алгоритму. За проведеними серіями необхідно визначити:</text:p>
      <text:list text:style-name="WWNum10">
        <text:list-item>
          <text:p text:style-name="P59">середню кількість етапів (кроків), які знадобилось для досягнення розв’язку (ітерації);</text:p>
        </text:list-item>
        <text:list-item>
          <text:p text:style-name="P60">середню кількість випадків, коли алгоритм потрапляв в глухий кут (не міг знайти оптимальний розв’язок) – якщо таке можливе;</text:p>
        </text:list-item>
        <text:list-item>
          <text:p text:style-name="P61">середню кількість згенерованих станів під час пошуку;</text:p>
        </text:list-item>
        <text:list-item>
          <text:p text:style-name="P62">середню кількість станів, що зберігаються в пам’яті під час роботи програми.</text:p>
        </text:list-item>
      </text:list>
      <text:p text:style-name="Standard">Передбачити можливість обмеження виконання програми за часом (30<text:s/>хвилин) та використання пам’яті (512 Мб)</text:p>
      <text:p text:style-name="P63">Використані позначення:</text:p>
      <text:list text:style-name="WWNum13">
        <text:list-item>
          <text:p text:style-name="P64"><text:span text:style-name="T65">8-ферзів</text:span><text:s/>– Задача про вісім ферзів полягає в такому розміщенні восьми ферзів на шахівниці, що жодна з них не ставить під удар один одного. Тобто, вони не повинні стояти в одній вертикалі, горизонталі чи діагоналі.</text:p>
        </text:list-item>
      </text:list>
      <text:p text:style-name="P66"/>
      <text:soft-page-break/>
      <text:list text:style-name="WWNum13" text:continue-numbering="true">
        <text:list-item>
          <text:p text:style-name="P67"><text:span text:style-name="T68">8-puzzle<text:s/></text:span>– гра, що складається з 8 однакових квадратних пластинок з нанесеними числами від 1 до 8. Пластинки поміщаються в квадратну коробку, довжина сторони якої в три рази більша довжини сторони пластинок, відповідно в<text:s/>коробці залишається незаповненим одне квадратне поле. Мета гри – переміщаючи пластинки по коробці досягти впорядковування їх по номерах,<text:s/>бажано зробивши якомога менше переміщень.</text:p>
        </text:list-item>
        <text:list-item>
          <text:p text:style-name="P69"><text:span text:style-name="T70">L</text:span><text:span text:style-name="T71">DFS</text:span><text:s/>– Пошук вглиб з обмеженням глибини.</text:p>
        </text:list-item>
        <text:list-item>
          <text:p text:style-name="P72"><text:span text:style-name="T73">BFS</text:span><text:s/>– Пошук вшир.</text:p>
        </text:list-item>
        <text:list-item>
          <text:p text:style-name="P74"><text:span text:style-name="T75">IDS</text:span><text:s/>– Пошук вглиб<text:s/>з ітеративним заглибленням.</text:p>
        </text:list-item>
        <text:list-item>
          <text:p text:style-name="P76"><text:span text:style-name="T77">A*</text:span><text:s/>– Пошук А*.</text:p>
        </text:list-item>
        <text:list-item>
          <text:p text:style-name="P78"><text:span text:style-name="T79">RBFS</text:span><text:s/>– Рекурсивний пошук за першим найкращим співпадінням.</text:p>
        </text:list-item>
        <text:list-item>
          <text:p text:style-name="P80"><text:span text:style-name="T81">F1</text:span><text:s/>– кількість пар ферзів, які б’ють один одного з урахуванням видимості (ферзь А може стояти на одній лінії з ферзем В, проте між ними стоїть ферзь С; тому А не б’є В).</text:p>
        </text:list-item>
        <text:list-item>
          <text:p text:style-name="P82"><text:span text:style-name="T83">F2</text:span><text:s/>– кількість пар ферзів, які б’ють один одного без урахування видимості.</text:p>
        </text:list-item>
        <text:list-item>
          <text:p text:style-name="P84"><text:span text:style-name="T85">H1</text:span><text:s/>– кількість фішок, які не стоять на своїх місцях.</text:p>
        </text:list-item>
        <text:list-item>
          <text:p text:style-name="P86"><text:span text:style-name="T87">H2</text:span><text:s/>– Манхетенська відстань.</text:p>
        </text:list-item>
        <text:list-item>
          <text:p text:style-name="P88"><text:span text:style-name="T89">COLOR<text:s/></text:span>– Задача розфарбування карти самостійно обраної країни, не менше 20 регіонів (областей). Необхідно розфарбувати карту не більше ніж у 4 різні кольори. Мається на увазі приписування кожному регіону власного кольору так, щоб кольори сусідніх регіонів відрізнялись. Використовувати евристичну функцію, яка повертає кількість пар суміжних вузлів, що мають<text:s/>однаковий колір (тобто кількість конфліктів). Реалізувати алгоритм пошуку із поверненнями (backtracking) для розв’язання поставленої задачі. Для підвищення швидкодії роботи алгоритму використати евристичну функцію, а початковим станом вважати випадкову вершину.</text:p>
        </text:list-item>
        <text:list-item>
          <text:p text:style-name="P90"><text:span text:style-name="T91">HILL –<text:s/></text:span>Пошук зі сходженням на вершину з використанням із використанням руху вбік (на 100 кроків) та випадковим перезапуском (кількість необхідних разів запуску визначити самостійно).</text:p>
        </text:list-item>
        <text:list-item>
          <text:p text:style-name="P92"><text:span text:style-name="T93">ANNEAL</text:span><text:s/>– Локальний пошук із симуляцією відпалу. Робоча характеристика – залежність температури Т від часу роботи алгоритму t. Можна розглядати лінійну залежність: T = 1000 - k∙t, де k – змінний коефіцієнт.</text:p>
        </text:list-item>
        <text:list-item>
          <text:p text:style-name="P94"><text:span text:style-name="T95">BEAM</text:span><text:s/>– Локальний променевий пошук. Робоча характеристика – кількість променів k. Експерименти проводи із кількістю променів від 2 до 21.</text:p>
        </text:list-item>
        <text:list-item>
          <text:p text:style-name="P96"><text:span text:style-name="T97">MRV</text:span><text:s/>– евристика мінімальної кількості значень;</text:p>
        </text:list-item>
        <text:list-item>
          <text:p text:style-name="P98"><text:span text:style-name="T99">DGR</text:span><text:s/>– ступенева евристика.</text:p>
        </text:list-item>
      </text:list>
      <text:p text:style-name="Standard"/>
      <text:p text:style-name="Standard">Таблиця 2.1 – Варіант<text:s/>алгоритмів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№</text:p>
          </table:table-cell>
          <table:table-cell table:style-name="TableCell110">
            <text:p text:style-name="P111">Задача</text:p>
          </table:table-cell>
          <table:table-cell table:style-name="TableCell112">
            <text:p text:style-name="P113">АНП</text:p>
          </table:table-cell>
          <table:table-cell table:style-name="TableCell114">
            <text:p text:style-name="P115">АІП</text:p>
          </table:table-cell>
          <table:table-cell table:style-name="TableCell116">
            <text:p text:style-name="P117">АЛП</text:p>
          </table:table-cell>
          <table:table-cell table:style-name="TableCell118">
            <text:p text:style-name="P119">Func</text:p>
          </table:table-cell>
        </table:table-row>
        <table:table-row table:style-name="TableRow120">
          <table:table-cell table:style-name="TableCell121">
            <text:p text:style-name="P122">19</text:p>
          </table:table-cell>
          <table:table-cell table:style-name="TableCell123">
            <text:p text:style-name="P124">8-puzzle</text:p>
          </table:table-cell>
          <table:table-cell table:style-name="TableCell125">
            <text:p text:style-name="P126">BFS</text:p>
          </table:table-cell>
          <table:table-cell table:style-name="TableCell127">
            <text:p text:style-name="P128">RBFS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H1</text:p>
          </table:table-cell>
        </table:table-row>
      </table:table>
      <text:p text:style-name="Standard"/>
      <text:h text:style-name="Заголовок1" text:outline-level="1"><text:bookmark-start text:name="_Toc509035900"/><text:bookmark-start text:name="_Toc509035764"/><text:bookmark-start text:name="_Toc81070690"/><text:soft-page-break/>В<text:bookmark-end text:name="_Toc509035900"/><text:bookmark-end text:name="_Toc509035764"/>иконання<text:bookmark-end text:name="_Toc81070690"/></text:h>
      <text:h text:style-name="P133" text:outline-level="2"><text:bookmark-start text:name="_Toc509035902"/><text:bookmark-start text:name="_Toc509035766"/><text:bookmark-start text:name="_Toc514289615"/><text:bookmark-start text:name="_Toc81070691"/>Псевдокод алгоритм<text:bookmark-end text:name="_Toc509035902"/><text:bookmark-end text:name="_Toc509035766"/><text:bookmark-end text:name="_Toc514289615"/>ів<text:bookmark-end text:name="_Toc81070691"/></text:h>
      <text:p text:style-name="Standard">BFS:</text:p>
      <text:p text:style-name="P134">function BFS():</text:p>
      <text:p text:style-name="P135"><text:tab/>rootNode = initNode()</text:p>
      <text:p text:style-name="P136"><text:tab/>tree = initTree(rootNode)</text:p>
      <text:p text:style-name="P137"><text:tab/>open =<text:s/>queue(rootNode)</text:p>
      <text:p text:style-name="P138"><text:tab/>repeat:</text:p>
      <text:p text:style-name="P139"><text:tab/><text:tab/>parent = open.next</text:p>
      <text:p text:style-name="P140"><text:tab/><text:tab/>if (parent.state === goalState)<text:s/>return parent</text:p>
      <text:p text:style-name="P141"><text:tab/><text:tab/>newVerteces &lt;- tree.expand(parent, ...verteces)</text:p>
      <text:p text:style-name="P142"><text:tab/><text:tab/>open.push(newVerteces)</text:p>
      <text:p text:style-name="P143"><text:tab/><text:tab/>if (open.length === 0) return false</text:p>
      <text:p text:style-name="Standard">RBFS:</text:p>
      <text:p text:style-name="P144">rootNode = initNode()</text:p>
      <text:p text:style-name="P145">rootNode.g = 0</text:p>
      <text:p text:style-name="P146">rootNode.f = rootNode.state.h</text:p>
      <text:p text:style-name="P147">tree = initTree(rootNode)</text:p>
      <text:p text:style-name="Standard"><text:span text:style-name="T148">open =<text:s/></text:span><text:span text:style-name="T149">priorityQueue(rootNode</text:span><text:span text:style-name="T150">, ‘inverse’</text:span><text:span text:style-name="T151">)</text:span></text:p>
      <text:p text:style-name="P152">function RBFS(parent, fLimit):</text:p>
      <text:p text:style-name="P153"><text:tab/>newVerteces &lt;- tree.expand(parent, ...verteces)</text:p>
      <text:p text:style-name="P154">newVerteces.each<text:s/>&lt;- g = parent.g + 1,<text:s/></text:p>
      <text:p text:style-name="P155">f = max(parent.g + vetex.h, parent.f)</text:p>
      <text:p text:style-name="Standard"><text:span text:style-name="T156"><text:tab/></text:span><text:span text:style-name="T157">if (open.length === 0) return<text:s/></text:span><text:span text:style-name="T158">[</text:span><text:span text:style-name="T159">false</text:span><text:span text:style-name="T160">, false]</text:span></text:p>
      <text:p text:style-name="Standard"><text:span text:style-name="T161"><text:tab/></text:span><text:span text:style-name="T162">repeat:</text:span></text:p>
      <text:p text:style-name="P163"><text:tab/><text:tab/>best = open.lowest</text:p>
      <text:p text:style-name="P164"><text:tab/><text:tab/>if (best.f &gt; fLimit) {</text:p>
      <text:p text:style-name="P165"><text:s text:c="12"/><text:tab/>return [false, best.f];</text:p>
      <text:p text:style-name="P166"><text:s text:c="10"/><text:tab/>}</text:p>
      <text:p text:style-name="P167"><text:tab/><text:tab/>alternative = open.nextLowest</text:p>
      <text:p text:style-name="P168"><text:tab/><text:tab/>[result, best.f]<text:s/>= RBFS(best, min(fLimint, alternative))</text:p>
      <text:p text:style-name="Standard"><text:span text:style-name="T169"><text:tab/></text:span><text:span text:style-name="T170"><text:tab/>if(result) return [result, false]</text:span></text:p>
      <text:p text:style-name="P171"/>
      <text:h text:style-name="P172" text:outline-level="2"><text:bookmark-start text:name="_Toc81070692"/><text:bookmark-start text:name="_Toc514289617"/><text:bookmark-start text:name="_Toc509035904"/><text:bookmark-start text:name="_Toc509035768"/><text:soft-page-break/>Програмна реалізація<text:bookmark-end text:name="_Toc81070692"/><text:bookmark-end text:name="_Toc514289617"/><text:bookmark-end text:name="_Toc509035904"/><text:bookmark-end text:name="_Toc509035768"/></text:h>
      <text:h text:style-name="P173" text:outline-level="3"><text:bookmark-start text:name="_Toc509035905"/><text:bookmark-start text:name="_Toc509035769"/><text:bookmark-start text:name="_Toc81070693"/><text:bookmark-start text:name="_Toc514289618"/>Вихідний код<text:bookmark-end text:name="_Toc509035905"/><text:bookmark-end text:name="_Toc509035769"/><text:bookmark-end text:name="_Toc81070693"/><text:bookmark-end text:name="_Toc514289618"/></text:h>
      <text:p text:style-name="P174">#include "stdafx.h"</text:p>
      <text:p text:style-name="P175">#include &lt;iostream&gt;</text:p>
      <text:p text:style-name="P176">#include &lt;ctime&gt;</text:p>
      <text:p text:style-name="P177">#include &lt;iomanip&gt;</text:p>
      <text:p text:style-name="Кодисх"><text:span text:style-name="T178">using</text:span><text:span text:style-name="T179"><text:s/></text:span><text:span text:style-name="T180">namespace</text:span><text:span text:style-name="T181"><text:s/></text:span><text:span text:style-name="T182">std;</text:span></text:p>
      <text:p text:style-name="P183"> </text:p>
      <text:p text:style-name="P184">…</text:p>
      <text:p text:style-name="Standard"/>
      <text:h text:style-name="P185" text:outline-level="3"><text:bookmark-start text:name="_Toc81070694"/>Приклади роботи<text:bookmark-end text:name="_Toc81070694"/></text:h>
      <text:p text:style-name="Standard">На рисунках 3.1 і 3.2 показані приклади роботи програми для різних алгоритмів пошуку.</text:p>
      <text:p text:style-name="P186"/>
      <text:p text:style-name="Drawing">Рисунок 3.1 – Алгоритм…</text:p>
      <text:p text:style-name="P187"/>
      <text:p text:style-name="Drawing">Рисунок 3.2 – Алгоритм …</text:p>
      <text:h text:style-name="P188" text:outline-level="2"><text:bookmark-start text:name="_Toc81070695"/>Дослідження алгоритмів<text:bookmark-end text:name="_Toc81070695"/></text:h>
      <text:p text:style-name="Standard">В таблиці 3.1 наведені характеристики оцінювання<text:s/>алгоритму<text:s/><text:span text:style-name="T189">Назва алгоритму,<text:s/></text:span>задачі<text:s/><text:span text:style-name="T190">Назва задачі</text:span><text:s/>для 20 початкових станів.</text:p>
      <text:p text:style-name="P191"/>
      <text:soft-page-break/>
      <text:p text:style-name="P192">Таблиця 3.1 – Характеристики оцінювання алгоритму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Початкові стани</text:p>
          </table:table-cell>
          <table:table-cell table:style-name="TableCell202">
            <text:p text:style-name="P203">Ітерації</text:p>
          </table:table-cell>
          <table:table-cell table:style-name="TableCell204">
            <text:p text:style-name="P205">К-сть гл. кутів</text:p>
          </table:table-cell>
          <table:table-cell table:style-name="TableCell206">
            <text:p text:style-name="P207">Всього станів</text:p>
          </table:table-cell>
          <table:table-cell table:style-name="TableCell208">
            <text:p text:style-name="P209">Всього станів у пом’яті</text:p>
          </table:table-cell>
        </table:table-row>
        <table:table-row table:style-name="TableRow210">
          <table:table-cell table:style-name="TableCell211">
            <text:p text:style-name="P212">Стан 1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Стан 2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…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Стан 20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</table:table>
      <text:p text:style-name="Standard">В таблиці 3.2 наведені характеристики оцінювання алгоритму<text:s/><text:span text:style-name="T287">Назва алгоритму,<text:s/></text:span>задачі<text:s/><text:span text:style-name="T288">Назва задачі</text:span><text:s/>для 20 початкових станів.</text:p>
      <text:soft-page-break/>
      <text:p text:style-name="P289">Таблиця 3.3 – Характеристики оцінювання<text:s/><text:span text:style-name="T290">алгоритму</text:span><text:span text:style-name="T291">…</text:span></text:p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P300">Початкові стани</text:p>
          </table:table-cell>
          <table:table-cell table:style-name="TableCell301">
            <text:p text:style-name="P302">Ітерації</text:p>
          </table:table-cell>
          <table:table-cell table:style-name="TableCell303">
            <text:p text:style-name="P304">К-сть гл. кутів</text:p>
          </table:table-cell>
          <table:table-cell table:style-name="TableCell305">
            <text:p text:style-name="P306">Всього станів</text:p>
          </table:table-cell>
          <table:table-cell table:style-name="TableCell307">
            <text:p text:style-name="P308">Всього<text:s/>станів у пом’яті</text:p>
          </table:table-cell>
        </table:table-row>
        <table:table-row table:style-name="TableRow309">
          <table:table-cell table:style-name="TableCell310">
            <text:p text:style-name="P311">Стан 1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Стан 2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…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Стан 20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</table:table>
      <text:p text:style-name="Standard"/>
      <text:p text:style-name="безномера"><text:bookmark-start text:name="_Toc509035910"/><text:bookmark-start text:name="_Toc81070696"/><text:soft-page-break/>В<text:bookmark-end text:name="_Toc509035910"/>исновок<text:bookmark-end text:name="_Toc81070696"/></text:p>
      <text:p text:style-name="Standard">При виконанні даної лабораторної роботи було розглянуто<text:span text:style-name="T386">…</text:span></text:p>
      <text:p text:style-name="Standard"/>
      <text:p text:style-name="безномера"><text:bookmark-start text:name="_Toc81070697"/><text:bookmark-start text:name="_Toc509035911"/><text:soft-page-break/>Критерії оцінювання<text:bookmark-end text:name="_Toc81070697"/><text:bookmark-end text:name="_Toc509035911"/></text:p>
      <text:p text:style-name="Standard">За умови здачі лабораторної роботи до<text:s/>02.10.2021 включно максимальний бал<text:s/>дорівнює – 5. Після<text:s/>02.10.2021 максимальний бал дорівнює – 1.</text:p>
      <text:p text:style-name="Standard">Критерії оцінювання у відсотках від максимального балу:</text:p>
      <text:list text:style-name="WWNum7">
        <text:list-item>
          <text:p text:style-name="P387">псевдокод алгоритму – 10%;</text:p>
        </text:list-item>
        <text:list-item>
          <text:p text:style-name="P388">програмна реалізація алгоритму – 60%;</text:p>
        </text:list-item>
        <text:list-item>
          <text:p text:style-name="P389">дослідження алгоритмів – 25%;</text:p>
        </text:list-item>
        <text:list-item>
          <text:p text:style-name="P390">висновок – 5%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break-before="page" fo:text-align="center" fo:margin-top="0.1666in" fo:margin-bottom="0.0833in" fo:line-height="115%"/>
      <style:text-properties style:font-name-complex="Arial" style:font-weight-complex="bold" fo:text-transform="uppercase" style:letter-kerning="true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833in" fo:margin-bottom="0.0833in"/>
      <style:text-properties style:font-size-complex="16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0833in" fo:margin-bottom="0.0833in">
        <style:tab-stops>
          <style:tab-stop style:type="left" style:position="0.2347in"/>
        </style:tab-stops>
      </style:paragraph-properties>
      <style:text-properties style:font-name-complex="Arial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2pt" fo:language="uk" fo:country="UA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ImageCaption" style:display-name="Image Caption" style:family="paragraph" style:parent-style-name="Названиеобъекта" style:auto-update="true">
      <style:paragraph-properties fo:keep-together="always" fo:text-align="center" fo:margin-bottom="0in" fo:line-height="150%"/>
      <style:text-properties style:use-window-font-color="true" fo:font-size="12pt" style:font-size-asian="12pt" style:font-size-complex="12pt" fo:hyphenate="false"/>
    </style:style>
    <style:style style:name="Contents1" style:display-name="Contents 1" style:family="paragraph" style:parent-style-name="Standard" style:next-style-name="Standard" style:auto-update="true">
      <style:paragraph-properties fo:text-align="start" fo:margin-top="0.0833in" fo:margin-bottom="0.0833in">
        <style:tab-stops>
          <style:tab-stop style:type="left" style:position="0.8333in"/>
          <style:tab-stop style:type="right" style:leader-style="dotted" style:leader-text="." style:position="6.6854in"/>
        </style:tab-stops>
      </style:paragraph-properties>
      <style:text-properties fo:font-weight="bold" style:font-weight-asian="bold" style:font-weight-complex="bold" fo:text-transform="uppercase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text-align="start" fo:margin-left="0.1666in">
        <style:tab-stops/>
      </style:paragraph-properties>
      <style:text-properties fo:font-variant="small-caps" fo:hyphenate="false"/>
    </style:style>
    <style:style style:name="Contents3" style:display-name="Contents 3" style:family="paragraph" style:parent-style-name="Standard" style:next-style-name="Standard" style:auto-update="true">
      <style:paragraph-properties fo:text-align="start" fo:margin-left="0.3333in">
        <style:tab-stops/>
      </style:paragraph-properties>
      <style:text-properties fo:font-style="italic" style:font-style-asian="italic" style:font-style-complex="italic" fo:hyphenate="false"/>
    </style:style>
    <style:style style:name="Тексттаблицы" style:display-name="Текст таблицы" style:family="paragraph" style:parent-style-name="Standard">
      <style:paragraph-properties fo:text-align="start" fo:text-indent="0in"/>
      <style:text-properties fo:hyphenate="false"/>
    </style:style>
    <style:style style:name="Drawing" style:display-name="Drawing" style:family="paragraph" style:parent-style-name="Standard" style:next-style-name="Standard" style:auto-update="true">
      <style:paragraph-properties fo:keep-with-next="always" fo:text-align="center" fo:margin-top="0.1666in" fo:margin-bottom="0.0416in" fo:text-indent="0in"/>
      <style:text-properties fo:hyphenate="false"/>
    </style:style>
    <style:style style:name="Кодисх" style:display-name="Код исх" style:family="paragraph" style:parent-style-name="Standard">
      <style:paragraph-properties fo:text-align="start" fo:line-height="100%"/>
      <style:text-properties style:font-name="Courier New" style:font-name-asian="Courier New" style:font-name-complex="Courier New" fo:font-size="10pt" style:font-size-asian="10pt" style:font-size-complex="10pt" style:language-asian="uk" style:country-asian="UA" fo:hyphenate="false"/>
    </style:style>
    <style:style style:name="Ненумеревонныйпервый" style:display-name="Не нумеревонный первый" style:family="paragraph" style:parent-style-name="Standard" style:next-style-name="Standard">
      <style:paragraph-properties fo:break-before="page" fo:text-align="center" fo:margin-top="0.0833in" fo:margin-bottom="0.0833in" fo:text-indent="0in"/>
      <style:text-properties style:font-weight-complex="bold" fo:text-transform="uppercase" fo:language="ru" fo:country="RU" fo:hyphenate="false"/>
    </style:style>
    <style:style style:name="безномера" style:display-name="без номера" style:family="paragraph" style:parent-style-name="Заголовок1" style:default-outline-level="1"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 fo:text-indent="0.3937in"/>
      <style:text-properties fo:font-size="12pt" style:font-size-asian="12pt" fo:language="ru" fo:country="RU" fo:hyphenate="false"/>
    </style:style>
    <style:style style:name="Абзацсписка" style:display-name="Абзац списка" style:family="paragraph" style:parent-style-name="Standard">
      <style:paragraph-properties fo:text-align="start" fo:line-height="100%" fo:margin-left="0.5in" fo:text-indent="0in">
        <style:tab-stops/>
      </style:paragraph-properties>
      <style:text-properties fo:font-size="12pt" style:font-size-asian="12pt" style:language-asian="uk" style:country-asian="U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Arial" style:font-weight-complex="bold" fo:text-transform="uppercase" style:letter-kerning="true" fo:font-size="14pt" style:font-size-asian="14pt" style:font-size-complex="16pt" fo:language="uk" fo:country="UA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6pt" fo:language="uk" fo:country="UA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Arial" fo:font-size="14pt" style:font-size-asian="14pt" style:font-size-complex="14pt" fo:language="uk" fo:country="UA" style:language-asian="ru" style:country-asian="RU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 fo:language="uk" fo:country="UA" style:language-asian="ru" style:country-asian="RU"/>
    </style:style>
    <style:style style:name="mw-headline" style:display-name="mw-headline" style:family="text"/>
    <style:style style:name="wrap" style:display-name="wrap" style:family="tex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IndexLink" style:display-name="Index Link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1">
        <style:list-level-properties text:space-before="0.25in" text:min-label-width="0.7in" text:list-level-position-and-space-mode="label-alignment">
          <style:list-level-label-alignment text:label-followed-by="listtab" fo:margin-left="0.95in" fo:text-indent="-0.7in"/>
        </style:list-level-properties>
      </text:list-level-style-number>
      <text:list-level-style-number text:level="6" style:num-format="1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WWNum5" style:display-name="WWNum5">
      <text:list-level-style-bullet text:level="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1">
        <style:list-level-properties text:space-before="0.25in" text:min-label-width="0.7in" text:list-level-position-and-space-mode="label-alignment">
          <style:list-level-label-alignment text:label-followed-by="listtab" fo:margin-left="0.95in" fo:text-indent="-0.7in"/>
        </style:list-level-properties>
      </text:list-level-style-number>
      <text:list-level-style-number text:level="6" style:num-format="1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7" style:display-name="WWNum7">
      <text:list-level-style-bullet text:level="1" text:style-name="WW_CharLFO9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8" style:display-name="WWNum8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9" style:display-name="WWNum9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0" style:display-name="WWNum10">
      <text:list-level-style-bullet text:level="1" text:style-name="WW_CharLFO12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1" style:display-name="WWNum11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2" style:display-name="WWNum12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3" style:display-name="WWNum13">
      <text:list-level-style-bullet text:level="1" text:style-name="WW_CharLFO1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4" style:display-name="WWNum14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5" style:display-name="WWNum15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1">
        <style:list-level-properties text:space-before="0.25in" text:min-label-width="0.7in" text:list-level-position-and-space-mode="label-alignment">
          <style:list-level-label-alignment text:label-followed-by="listtab" fo:margin-left="0.95in" fo:text-indent="-0.7in"/>
        </style:list-level-properties>
      </text:list-level-style-number>
      <text:list-level-style-number text:level="6" style:num-format="1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2" style:num-format="1" text:display-levels="2">
        <style:list-level-properties text:space-before="0.1972in" text:min-label-width="0.4in" text:list-level-position-and-space-mode="label-alignment">
          <style:list-level-label-alignment text:label-followed-by="listtab" fo:margin-left="0.5972in" fo:text-indent="-0.4in"/>
        </style:list-level-properties>
      </text:outline-level-style>
      <text:outline-level-style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Врезка2" text:anchor-type="paragraph" svg:x="0in" svg:y="0.00079in" svg:width="0.01597in" svg:height="0.01597in" style:rel-width="scale" style:rel-height="scale"><draw:text-box><text:p text:style-name="Нижнийколонтитул"><text:span text:style-name="Номерстраницы"><text:page-number text:fixed="false">14</text:page-number></text:span></text:p></draw:text-box><svg:title/><svg:desc/></draw:frame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Eugene Pashkovsky</dc:creator>
    <meta:creation-date>2019-03-01T17:37:00Z</meta:creation-date>
    <dc:date>2021-09-29T08:34:00Z</dc:date>
    <meta:template xlink:href="Normal.dotm" xlink:type="simple"/>
    <meta:editing-cycles>32</meta:editing-cycles>
    <meta:editing-duration>PT37560S</meta:editing-duration>
    <meta:user-defined meta:name="AppVersion">14.0000</meta:user-defined>
    <meta:document-statistic meta:page-count="12" meta:paragraph-count="15" meta:word-count="1189" meta:character-count="7953" meta:row-count="56" meta:non-whitespace-character-count="6779"/>
  </office:meta>
</office:document-meta>
</file>